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00c77" officeooo:paragraph-rsid="00000c77"/>
    </style:style>
    <style:style style:name="P2" style:family="paragraph" style:parent-style-name="Standard">
      <style:text-properties fo:language="pt" fo:country="BR" officeooo:rsid="00000c77" officeooo:paragraph-rsid="00000c77"/>
    </style:style>
    <style:style style:name="P3" style:family="paragraph" style:parent-style-name="Standard">
      <style:text-properties fo:language="pt" fo:country="BR" officeooo:rsid="00001a8e" officeooo:paragraph-rsid="00001a8e"/>
    </style:style>
    <style:style style:name="P4" style:family="paragraph" style:parent-style-name="Standard">
      <style:text-properties fo:language="pt" fo:country="BR" officeooo:rsid="00001a8e" officeooo:paragraph-rsid="00034990"/>
    </style:style>
    <style:style style:name="P5" style:family="paragraph" style:parent-style-name="Standard">
      <style:text-properties fo:language="pt" fo:country="BR" officeooo:rsid="0001be37" officeooo:paragraph-rsid="0001be37"/>
    </style:style>
    <style:style style:name="P6" style:family="paragraph" style:parent-style-name="Standard">
      <style:text-properties fo:language="pt" fo:country="BR" officeooo:rsid="00034990" officeooo:paragraph-rsid="00034990"/>
    </style:style>
    <style:style style:name="P7" style:family="paragraph" style:parent-style-name="Standard">
      <style:text-properties fo:language="pt" fo:country="BR" officeooo:rsid="0003df32" officeooo:paragraph-rsid="0003df32"/>
    </style:style>
    <style:style style:name="T1" style:family="text">
      <style:text-properties officeooo:rsid="00034990"/>
    </style:style>
    <style:style style:name="T2" style:family="text">
      <style:text-properties officeooo:rsid="0003d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ve estrangeira: imagine o mundo, de um lado temos uma entidade X e do outro uma entidade Y, cada tem sua chave primaria. Seu eu quiser fazer <text:span text:style-name="T2">uma relação</text:span> entre uma entidade e outra, ocorrera uma troca de chave. Por exemplo imagine que é preciso relacionar essas duas entidades, logo a chave primaria de X é clonada/copiada em Y, então agora Y tem sua própria chave primaria + a chave primaria de X, e a chave de X que foi clona em Y é chamada de chave estrangeira, ou seja, chave estrangeira é uma chave primaria de outra entidade que veio para entidade em questão.</text:p>
      <text:p text:style-name="P1">. Sem chave primaria não exite relação</text:p>
      <text:p text:style-name="P1">. A regra para jogar uma chave na outra depende do relacionamento( um para um, um para muitos e muito para muitos)</text:p>
      <text:p text:style-name="P1"/>
      <text:p text:style-name="P3">Regra no relacionamento 1 para 1</text:p>
      <text:p text:style-name="P3">escolha a entidade domina<text:span text:style-name="T2">n</text:span>te (geralmente a esquerda), a regra diz para pegar a chave primaria da outra entidade, transferindo para a entidade dominante, transformando-a em chave estrangeira. (exemplo no diagrama de chave estrangeira um para um)</text:p>
      <text:p text:style-name="P3">. O nome das chave<text:span text:style-name="T2">s</text:span> ao virar chave estrangeira não precisa ser o mesmo, mas sim conter os mesmos dados.</text:p>
      <text:p text:style-name="P3"/>
      <text:p text:style-name="P5">Regra no relacionamento 1 para n</text:p>
      <text:p text:style-name="P5"><text:span text:style-name="T2">P</text:span>ega a chave primaria do lado 1 e joga no lado muitos como chave estrangeira, sempre assim.</text:p>
      <text:p text:style-name="P4">(exemplo no diagrama de chave estrangeira <text:span text:style-name="T1">um para muitos</text:span>)</text:p>
      <text:p text:style-name="P4"/>
      <text:p text:style-name="P6">Regra no relacionamento n para n</text:p>
      <text:p text:style-name="P6">O relacionamento no meio (compra) vira uma entidade(entidade compra com atributos…). Agora que temos 3 entidades, falta os relacionamentos, logo precisa-se criar dois mini relacionamentos.</text:p>
      <text:p text:style-name="P7">Após isso sempre a cardinalidade dos lados esquerdo e direito ficam 1, enquanto de compra fica n dos dois lados.</text:p>
      <text:p text:style-name="P7">. Logo a chave primaria do lado 1 vai para o lado muitos, pois se cria dois relacionamentos 1 para muitos.</text:p>
      <text:p text:style-name="P4">(exemplo no diagrama de chave estrangeira <text:span text:style-name="T1">muitos para muitos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2-22T12:48:45.033000000</dc:date>
    <meta:editing-duration>PT14M45S</meta:editing-duration>
    <meta:editing-cycles>2</meta:editing-cycles>
    <meta:document-statistic meta:table-count="0" meta:image-count="0" meta:object-count="0" meta:page-count="1" meta:paragraph-count="14" meta:word-count="309" meta:character-count="1777" meta:non-whitespace-character-count="1482"/>
  </office:meta>
</office:document-meta>
</file>